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276" calcext:value-type="float">
            <text:p>102.0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276" calcext:value-type="float">
            <text:p>102.0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4848" calcext:value-type="float">
            <text:p>102.0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4848" calcext:value-type="float">
            <text:p>102.0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9984" calcext:value-type="float">
            <text:p>101.9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9312" calcext:value-type="float">
            <text:p>102.6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3008" calcext:value-type="float">
            <text:p>102.5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144" calcext:value-type="float">
            <text:p>102.4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144" calcext:value-type="float">
            <text:p>102.4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3008" calcext:value-type="float">
            <text:p>102.5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374363636" calcext:value-type="float">
            <text:p>104.872374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4703172619" calcext:value-type="float">
            <text:p>104.764703172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407966667" calcext:value-type="float">
            <text:p>104.7964079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0755965517" calcext:value-type="float">
            <text:p>104.880755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1684" calcext:value-type="float">
            <text:p>104.90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825676" calcext:value-type="float">
            <text:p>104.81482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5935137931" calcext:value-type="float">
            <text:p>104.785935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0970633333" calcext:value-type="float">
            <text:p>104.810970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6463931035" calcext:value-type="float">
            <text:p>104.856463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247666667" calcext:value-type="float">
            <text:p>104.936247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4070148148" calcext:value-type="float">
            <text:p>104.9740701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4307733333" calcext:value-type="float">
            <text:p>105.044307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137580645" calcext:value-type="float">
            <text:p>105.171137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23143" calcext:value-type="float">
            <text:p>105.2323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4971225806" calcext:value-type="float">
            <text:p>105.314971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4065833333" calcext:value-type="float">
            <text:p>105.344065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2230727742" calcext:value-type="float">
            <text:p>105.27223072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2970677419" calcext:value-type="float">
            <text:p>105.072970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5238" calcext:value-type="float">
            <text:p>105.0035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0429548387" calcext:value-type="float">
            <text:p>105.02042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174766667" calcext:value-type="float">
            <text:p>105.0641747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516451613" calcext:value-type="float">
            <text:p>105.11351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4011321429" calcext:value-type="float">
            <text:p>105.1740113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5748032258" calcext:value-type="float">
            <text:p>105.245748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854354839" calcext:value-type="float">
            <text:p>105.436854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573533333" calcext:value-type="float">
            <text:p>105.494573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3997516129" calcext:value-type="float">
            <text:p>105.553997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6492" calcext:value-type="float">
            <text:p>105.549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7990064516" calcext:value-type="float">
            <text:p>105.47799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738548387" calcext:value-type="float">
            <text:p>105.460738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0744578667" calcext:value-type="float">
            <text:p>105.400744578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7901548387" calcext:value-type="float">
            <text:p>105.36790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1738166667" calcext:value-type="float">
            <text:p>105.431738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0936322581" calcext:value-type="float">
            <text:p>105.51093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81735" calcext:value-type="float">
            <text:p>105.5281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481225806" calcext:value-type="float">
            <text:p>105.585481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055307692" calcext:value-type="float">
            <text:p>105.872055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605176" calcext:value-type="float">
            <text:p>105.94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6419038462" calcext:value-type="float">
            <text:p>106.0664190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8744" calcext:value-type="float">
            <text:p>106.10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4155076923" calcext:value-type="float">
            <text:p>106.084155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1193576923" calcext:value-type="float">
            <text:p>106.0111935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115724" calcext:value-type="float">
            <text:p>105.9111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2658590909" calcext:value-type="float">
            <text:p>105.9226585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9806142857" calcext:value-type="float">
            <text:p>105.999806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68285714" calcext:value-type="float">
            <text:p>106.02166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6733428571" calcext:value-type="float">
            <text:p>106.01673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2512714286" calcext:value-type="float">
            <text:p>105.992512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7432" calcext:value-type="float">
            <text:p>129.5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3" calcext:value-type="float">
            <text:p>130.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5432" calcext:value-type="float">
            <text:p>132.6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3424" calcext:value-type="float">
            <text:p>133.3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684" calcext:value-type="float">
            <text:p>134.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2056" calcext:value-type="float">
            <text:p>135.3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1328" calcext:value-type="float">
            <text:p>142.4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6544" calcext:value-type="float">
            <text:p>143.0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7416" calcext:value-type="float">
            <text:p>143.9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6852" calcext:value-type="float">
            <text:p>143.97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344" calcext:value-type="float">
            <text:p>145.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3776" calcext:value-type="float">
            <text:p>145.2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196" calcext:value-type="float">
            <text:p>145.2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8016" calcext:value-type="float">
            <text:p>144.9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9936" calcext:value-type="float">
            <text:p>145.0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76112" calcext:value-type="float">
            <text:p>145.6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5192" calcext:value-type="float">
            <text:p>145.9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7696" calcext:value-type="float">
            <text:p>146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452" calcext:value-type="float">
            <text:p>146.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54976" calcext:value-type="float">
            <text:p>147.2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6" calcext:value-type="float">
            <text:p>147.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56" calcext:value-type="float">
            <text:p>151.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56" calcext:value-type="float">
            <text:p>151.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56" calcext:value-type="float">
            <text:p>151.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56" calcext:value-type="float">
            <text:p>151.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912" calcext:value-type="float">
            <text:p>158.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24" calcext:value-type="float">
            <text:p>163.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36" calcext:value-type="float">
            <text:p>165.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688" calcext:value-type="float">
            <text:p>169.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928" calcext:value-type="float">
            <text:p>170.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072" calcext:value-type="float">
            <text:p>171.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216" calcext:value-type="float">
            <text:p>172.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36" calcext:value-type="float">
            <text:p>169.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84" calcext:value-type="float">
            <text:p>170.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76" calcext:value-type="float">
            <text:p>171.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216" calcext:value-type="float">
            <text:p>172.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216" calcext:value-type="float">
            <text:p>172.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96" calcext:value-type="float">
            <text:p>164.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24" calcext:value-type="float">
            <text:p>163.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52" calcext:value-type="float">
            <text:p>163.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96" calcext:value-type="float">
            <text:p>153.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816" calcext:value-type="float">
            <text:p>157.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84" calcext:value-type="float">
            <text:p>154.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72" calcext:value-type="float">
            <text:p>156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96" calcext:value-type="float">
            <text:p>153.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7972" calcext:value-type="float">
            <text:p>157.7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72" calcext:value-type="float">
            <text:p>156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816" calcext:value-type="float">
            <text:p>157.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912" calcext:value-type="float">
            <text:p>158.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72" calcext:value-type="float">
            <text:p>156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36" calcext:value-type="float">
            <text:p>158.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36" calcext:value-type="float">
            <text:p>169.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912" calcext:value-type="float">
            <text:p>158.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92" calcext:value-type="float">
            <text:p>168.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84" calcext:value-type="float">
            <text:p>170.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376" calcext:value-type="float">
            <text:p>186.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544" calcext:value-type="float">
            <text:p>168.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68" calcext:value-type="float">
            <text:p>172.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04" calcext:value-type="float">
            <text:p>174.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48" calcext:value-type="float">
            <text:p>175.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36" calcext:value-type="float">
            <text:p>169.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732" calcext:value-type="float">
            <text:p>166.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2" calcext:value-type="float">
            <text:p>172.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36" calcext:value-type="float">
            <text:p>162.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84" calcext:value-type="float">
            <text:p>170.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2" calcext:value-type="float">
            <text:p>179.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6" calcext:value-type="float">
            <text:p>181.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36" calcext:value-type="float">
            <text:p>162.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36" calcext:value-type="float">
            <text:p>162.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96" calcext:value-type="float">
            <text:p>153.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44" calcext:value-type="float">
            <text:p>153.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68" calcext:value-type="float">
            <text:p>161.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4" calcext:value-type="float">
            <text:p>146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748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36" meta:object-count="0"/>
    <meta:user-defined meta:name="AppVersion">3.0</meta:user-defined>
  </office:meta>
</office:document-meta>
</file>